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5702"/>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0cm" fo:margin-right="0cm" fo:text-align="justify" style:justify-single-word="false" fo:text-indent="0cm" style:auto-text-indent="false"/>
    </style:style>
    <style:style style:name="P4" style:family="paragraph" style:parent-style-name="Text_20_body">
      <style:paragraph-properties fo:text-align="start" style:justify-single-word="false"/>
      <style:text-properties officeooo:paragraph-rsid="001a5702"/>
    </style:style>
    <style:style style:name="P5" style:family="paragraph" style:parent-style-name="Text_20_body">
      <style:paragraph-properties fo:text-align="justify" style:justify-single-word="false"/>
      <style:text-properties fo:font-size="11pt" officeooo:paragraph-rsid="001a5702" style:font-size-asian="11pt" style:font-size-complex="11pt"/>
    </style:style>
    <style:style style:name="P6" style:family="paragraph" style:parent-style-name="Text_20_body">
      <style:text-properties officeooo:paragraph-rsid="001a5702"/>
    </style:style>
    <style:style style:name="P7" style:family="paragraph" style:parent-style-name="Text_20_body">
      <style:paragraph-properties fo:margin-left="0cm" fo:margin-right="0cm" fo:text-indent="0cm" style:auto-text-indent="false"/>
      <style:text-properties officeooo:paragraph-rsid="001a5702"/>
    </style:style>
    <style:style style:name="P8" style:family="paragraph" style:parent-style-name="Title">
      <style:text-properties fo:font-size="26pt" officeooo:paragraph-rsid="001a5702" style:font-size-asian="26pt" style:font-size-complex="26pt"/>
    </style:style>
    <style:style style:name="P9" style:family="paragraph" style:parent-style-name="Heading_20_1">
      <style:paragraph-properties fo:text-align="justify" style:justify-single-word="false"/>
      <style:text-properties officeooo:rsid="0006382b" officeooo:paragraph-rsid="001a5702"/>
    </style:style>
    <style:style style:name="P10" style:family="paragraph" style:parent-style-name="Heading_20_1">
      <style:paragraph-properties fo:text-align="justify" style:justify-single-word="false"/>
      <style:text-properties officeooo:paragraph-rsid="001a5702"/>
    </style:style>
    <style:style style:name="P11" style:family="paragraph" style:parent-style-name="Text_20_body" style:list-style-name="L1">
      <style:text-properties fo:font-size="11pt" officeooo:paragraph-rsid="001a5702" style:font-size-asian="11pt" style:font-size-complex="11pt"/>
    </style:style>
    <style:style style:name="P12" style:family="paragraph" style:parent-style-name="Text_20_body" style:list-style-name="L2">
      <style:text-properties fo:font-size="11pt" officeooo:paragraph-rsid="001a5702" style:font-size-asian="11pt" style:font-size-complex="11pt"/>
    </style:style>
    <style:style style:name="P13" style:family="paragraph" style:parent-style-name="Text_20_body" style:list-style-name="L3">
      <style:text-properties fo:font-size="11pt" officeooo:paragraph-rsid="001a5702" style:font-size-asian="11pt" style:font-size-complex="11pt"/>
    </style:style>
    <style:style style:name="P14" style:family="paragraph" style:parent-style-name="Text_20_body" style:list-style-name="L4">
      <style:text-properties fo:font-size="11pt" officeooo:paragraph-rsid="001a5702" style:font-size-asian="11pt" style:font-size-complex="11pt"/>
    </style:style>
    <style:style style:name="P15" style:family="paragraph" style:parent-style-name="Text_20_body" style:list-style-name="L5">
      <style:text-properties fo:font-size="11pt" officeooo:paragraph-rsid="001a5702" style:font-size-asian="11pt" style:font-size-complex="11pt"/>
    </style:style>
    <style:style style:name="P16" style:family="paragraph" style:parent-style-name="Text_20_body" style:list-style-name="L6">
      <style:text-properties fo:font-size="11pt" officeooo:paragraph-rsid="001a5702" style:font-size-asian="11pt" style:font-size-complex="11pt"/>
    </style:style>
    <style:style style:name="P17" style:family="paragraph" style:parent-style-name="Text_20_body" style:list-style-name="L7">
      <style:text-properties fo:font-size="11pt" officeooo:paragraph-rsid="001a5702" style:font-size-asian="11pt" style:font-size-complex="11pt"/>
    </style:style>
    <style:style style:name="P18" style:family="paragraph" style:parent-style-name="Text_20_body" style:list-style-name="L8">
      <style:text-properties fo:font-size="11pt" officeooo:paragraph-rsid="001a5702" style:font-size-asian="11pt" style:font-size-complex="11pt"/>
    </style:style>
    <style:style style:name="P19" style:family="paragraph" style:parent-style-name="Text_20_body" style:list-style-name="L4">
      <style:text-properties officeooo:paragraph-rsid="001a5702"/>
    </style:style>
    <style:style style:name="P20" style:family="paragraph" style:parent-style-name="Text_20_body" style:list-style-name="L6">
      <style:text-properties officeooo:paragraph-rsid="001a5702"/>
    </style:style>
    <style:style style:name="P21" style:family="paragraph" style:parent-style-name="Text_20_body" style:list-style-name="L7">
      <style:text-properties officeooo:paragraph-rsid="001a5702"/>
    </style:style>
    <style:style style:name="P22" style:family="paragraph" style:parent-style-name="Text_20_body">
      <style:paragraph-properties fo:margin-left="0cm" fo:margin-right="0cm" fo:text-indent="0cm" style:auto-text-indent="false"/>
      <style:text-properties officeooo:paragraph-rsid="001a5702"/>
    </style:style>
    <style:style style:name="P23" style:family="paragraph" style:parent-style-name="Text_20_body">
      <style:paragraph-properties fo:text-align="justify" style:justify-single-word="false"/>
      <style:text-properties officeooo:paragraph-rsid="001a5702"/>
    </style:style>
    <style:style style:name="P24" style:family="paragraph" style:parent-style-name="Text_20_body">
      <style:paragraph-properties fo:margin-left="0cm" fo:margin-right="0cm" fo:text-align="justify" style:justify-single-word="false" fo:text-indent="0cm" style:auto-text-indent="false"/>
    </style:style>
    <style:style style:name="P25" style:family="paragraph" style:parent-style-name="Text_20_body">
      <style:paragraph-properties fo:text-align="justify" style:justify-single-word="false"/>
    </style:style>
    <style:style style:name="T1" style:family="text">
      <style:text-properties officeooo:rsid="000d8136"/>
    </style:style>
    <style:style style:name="T2" style:family="text">
      <style:text-properties fo:font-size="11pt" style:font-size-asian="11pt" style:font-size-complex="11pt"/>
    </style:style>
    <style:style style:name="T3" style:family="text">
      <style:text-properties fo:font-size="11pt" officeooo:rsid="001a5702" style:font-size-asian="11pt" style:font-size-complex="11pt"/>
    </style:style>
    <style:style style:name="T4" style:family="text">
      <style:text-properties officeooo:rsid="000bd350"/>
    </style:style>
    <style:style style:name="T5" style:family="text">
      <style:text-properties officeooo:rsid="001b4f93"/>
    </style:style>
    <style:style style:name="T6" style:family="text">
      <style:text-properties officeooo:rsid="000653d3"/>
    </style:style>
    <style:style style:name="T7" style:family="text">
      <style:text-properties officeooo:rsid="0006382b"/>
    </style:style>
    <style:style style:name="T8" style:family="text">
      <style:text-properties fo:font-weight="bold" style:font-weight-asian="bold" style:font-weight-complex="bold"/>
    </style:style>
    <style:style style:name="T9" style:family="text">
      <style:text-properties fo:font-weight="bold" officeooo:rsid="0006382b" style:font-weight-asian="bold" style:font-weight-complex="bold"/>
    </style:style>
    <style:style style:name="T10" style:family="text">
      <style:text-properties fo:font-weight="bold" officeooo:rsid="0007a5cd" style:font-weight-asian="bold" style:font-weight-complex="bold"/>
    </style:style>
    <style:style style:name="T11" style:family="text">
      <style:text-properties fo:font-weight="bold" officeooo:rsid="0009b92b" style:font-weight-asian="bold" style:font-weight-complex="bold"/>
    </style:style>
    <style:style style:name="T12" style:family="text">
      <style:text-properties fo:font-weight="bold" officeooo:rsid="000a41b5" style:font-weight-asian="bold" style:font-weight-complex="bold"/>
    </style:style>
    <style:style style:name="T13" style:family="text">
      <style:text-properties fo:font-weight="bold" officeooo:rsid="000b2589"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7a5cd" style:font-weight-asian="normal" style:font-weight-complex="normal"/>
    </style:style>
    <style:style style:name="T16" style:family="text">
      <style:text-properties fo:font-weight="normal" officeooo:rsid="00097e38" style:font-weight-asian="normal" style:font-weight-complex="normal"/>
    </style:style>
    <style:style style:name="T17" style:family="text">
      <style:text-properties fo:font-weight="normal" officeooo:rsid="000a41b5" style:font-weight-asian="normal" style:font-weight-complex="normal"/>
    </style:style>
    <style:style style:name="T18" style:family="text">
      <style:text-properties fo:font-weight="normal" officeooo:rsid="001a5702" style:font-weight-asian="normal" style:font-weight-complex="normal"/>
    </style:style>
    <style:style style:name="T19" style:family="text">
      <style:text-properties officeooo:rsid="00097e38"/>
    </style:style>
    <style:style style:name="T20" style:family="text">
      <style:text-properties style:text-line-through-style="none" style:text-line-through-type="none" fo:font-weight="normal" officeooo:rsid="0007a5cd" style:font-weight-asian="normal" style:font-weight-complex="normal"/>
    </style:style>
    <style:style style:name="T21" style:family="text">
      <style:text-properties officeooo:rsid="001a570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linical Case <text:span text:style-name="T21">7</text:span></text:p>
      <text:h text:style-name="P9" text:outline-level="1">Patient Data:</text:h>
      <text:p text:style-name="P1"><text:span text:style-name="Strong_20_Emphasis"><text:span text:style-name="T2">Demographic:</text:span></text:span></text:p>
      <text:list text:style-name="L1">
        <text:list-item>
          <text:p text:style-name="P11">Age: <text:span text:style-name="T21">47</text:span></text:p>
        </text:list-item>
        <text:list-item>
          <text:p text:style-name="P11">Sex: <text:span text:style-name="T1">M</text:span><text:span text:style-name="T4">ale</text:span></text:p>
        </text:list-item>
        <text:list-item>
          <text:p text:style-name="P11">Weight (kg): <text:span text:style-name="T21">83</text:span></text:p>
        </text:list-item>
        <text:list-item>
          <text:p text:style-name="P11">Height (cm): 1<text:span text:style-name="T21">86</text:span></text:p>
        </text:list-item>
      </text:list>
      <text:p text:style-name="P6"><text:span text:style-name="Strong_20_Emphasis"><text:span text:style-name="T2">Patient history:</text:span></text:span></text:p>
      <text:list text:style-name="L2">
        <text:list-item>
          <text:p text:style-name="P12">Cancer (any type): <text:span text:style-name="T21">No</text:span></text:p>
        </text:list-item>
        <text:list-item>
          <text:p text:style-name="P12">Heart failure: <text:span text:style-name="T1">Missing</text:span></text:p>
        </text:list-item>
        <text:list-item>
          <text:p text:style-name="P12">COPD: No</text:p>
        </text:list-item>
        <text:list-item>
          <text:p text:style-name="P12">Chronic Cardiopulmonary Disease: <text:span text:style-name="T21">Missing</text:span></text:p>
        </text:list-item>
      </text:list>
      <text:p text:style-name="P6"><text:span text:style-name="Strong_20_Emphasis"><text:span text:style-name="T2">Absolute Contraindications for:</text:span></text:span></text:p>
      <text:list text:style-name="L3">
        <text:list-item>
          <text:p text:style-name="P13">Haemorrhagic stroke (previous 6 months): <text:span text:style-name="T5">Missing</text:span></text:p>
        </text:list-item>
        <text:list-item>
          <text:p text:style-name="P13">Unknown-origin ischemic stroke (previous 6 months): <text:span text:style-name="T21">No</text:span></text:p>
        </text:list-item>
        <text:list-item>
          <text:p text:style-name="P13">Central nervous system neoplasm: No</text:p>
        </text:list-item>
        <text:list-item>
          <text:p text:style-name="P13">Major trauma (previous 3 weeks): <text:span text:style-name="T1">No</text:span></text:p>
        </text:list-item>
        <text:list-item>
          <text:p text:style-name="P13">Major surgery (previous 3 weeks): <text:span text:style-name="T21">Missing</text:span></text:p>
        </text:list-item>
        <text:list-item>
          <text:p text:style-name="P13">Bleeding diathesis: No</text:p>
        </text:list-item>
        <text:list-item>
          <text:p text:style-name="P13">Active bleeding: No</text:p>
        </text:list-item>
      </text:list>
      <text:p text:style-name="P6"><text:span text:style-name="Strong_20_Emphasis"><text:span text:style-name="T2">Relative Contraindications for:</text:span></text:span></text:p>
      <text:list text:style-name="L4">
        <text:list-item>
          <text:p text:style-name="P14">Transient ischemic attack (previous 6 months): <text:span text:style-name="T21">No</text:span></text:p>
        </text:list-item>
        <text:list-item>
          <text:p text:style-name="P14">Oral anticoagulation: <text:span text:style-name="T21">No</text:span></text:p>
        </text:list-item>
        <text:list-item>
          <text:p text:style-name="P14">Pregnancy: <text:span text:style-name="T21">No</text:span></text:p>
        </text:list-item>
        <text:list-item>
          <text:p text:style-name="P14">First postpartum week: <text:span text:style-name="T21">No</text:span></text:p>
        </text:list-item>
        <text:list-item>
          <text:p text:style-name="P14">Non compressible puncture sites: <text:span text:style-name="T21">No</text:span></text:p>
        </text:list-item>
        <text:list-item>
          <text:p text:style-name="P14">Traumatic resuscitation: No</text:p>
        </text:list-item>
        <text:list-item>
          <text:p text:style-name="P14">Refractory hypertension (SBP &gt; 180 mmHg): <text:span text:style-name="T21">No</text:span></text:p>
        </text:list-item>
        <text:list-item>
          <text:p text:style-name="P14">Advanced liver disease: No</text:p>
        </text:list-item>
        <text:list-item>
          <text:p text:style-name="P14">Infective endocarditis: <text:span text:style-name="T21">Missing</text:span></text:p>
        </text:list-item>
        <text:list-item>
          <text:p text:style-name="P19">Active peptic ulcer: <text:span text:style-name="T21">Missing</text:span></text:p>
          <text:p text:style-name="P19"/>
        </text:list-item>
      </text:list>
      <text:p text:style-name="P6"><text:soft-page-break/><text:span text:style-name="Strong_20_Emphasis"><text:span text:style-name="T2">Physical Examination:</text:span></text:span></text:p>
      <text:list text:style-name="L5">
        <text:list-item>
          <text:p text:style-name="P15">Systolic blood pressure (SBP): <text:span text:style-name="T21">93</text:span> mmHg</text:p>
        </text:list-item>
        <text:list-item>
          <text:p text:style-name="P15">Diastolic blood pressure (DBP): <text:span text:style-name="T21">46</text:span><text:span text:style-name="T5"> </text:span>mmHg</text:p>
        </text:list-item>
        <text:list-item>
          <text:p text:style-name="P15">Hypoperfusion: <text:span text:style-name="T6">Yes</text:span></text:p>
        </text:list-item>
        <text:list-item>
          <text:p text:style-name="P15">Cardiac frequency: <text:span text:style-name="T5">1</text:span><text:span text:style-name="T21">5</text:span><text:span text:style-name="T6">3</text:span> bpm</text:p>
        </text:list-item>
        <text:list-item>
          <text:p text:style-name="P15">Respiratory frequency: <text:span text:style-name="T21">42</text:span> breaths/min</text:p>
        </text:list-item>
        <text:list-item>
          <text:p text:style-name="P15">Temperature (ºC): 3<text:span text:style-name="T21">6</text:span><text:span text:style-name="T5">.</text:span><text:span text:style-name="T21">3</text:span></text:p>
        </text:list-item>
        <text:list-item>
          <text:p text:style-name="P15">Altered mental status: <text:span text:style-name="T21">Yes</text:span></text:p>
        </text:list-item>
        <text:list-item>
          <text:p text:style-name="P15">Glasgow scale: 1<text:span text:style-name="T21">4</text:span></text:p>
        </text:list-item>
        <text:list-item>
          <text:p text:style-name="P15">Oxygen saturation (%): <text:span text:style-name="T21">93</text:span></text:p>
        </text:list-item>
      </text:list>
      <text:p text:style-name="P6"><text:span text:style-name="Strong_20_Emphasis"><text:span text:style-name="T2">Echocardiography:</text:span></text:span></text:p>
      <text:list text:style-name="L6">
        <text:list-item>
          <text:p text:style-name="P20"><text:span text:style-name="T2">RV dysfunction: </text:span>Not Available </text:p>
        </text:list-item>
        <text:list-item>
          <text:p text:style-name="P16">RV/LV diameter ratio: Not Available</text:p>
        </text:list-item>
        <text:list-item>
          <text:p text:style-name="P20"><text:span text:style-name="T2">Tapse: </text:span>Not Available </text:p>
        </text:list-item>
        <text:list-item>
          <text:p text:style-name="P20"><text:span text:style-name="T2">McConell sign: </text:span>Not Available </text:p>
        </text:list-item>
        <text:list-item>
          <text:p text:style-name="P16">Right heart thrombi: Not Available</text:p>
        </text:list-item>
        <text:list-item>
          <text:p text:style-name="P20"><text:span text:style-name="T2">IVC diameter (cm): </text:span>Not Available </text:p>
        </text:list-item>
        <text:list-item>
          <text:p text:style-name="P20"><text:span text:style-name="T2">IVC inspiratory collapsibility: </text:span>Not Available </text:p>
        </text:list-item>
        <text:list-item>
          <text:p text:style-name="P20"><text:span text:style-name="T2">Peak systolic velocity tricuspid annulus: </text:span>Not Available </text:p>
        </text:list-item>
      </text:list>
      <text:p text:style-name="P6"><text:span text:style-name="Strong_20_Emphasis"><text:span text:style-name="T2">CTPA:</text:span></text:span></text:p>
      <text:list text:style-name="L7">
        <text:list-item>
          <text:p text:style-name="P17">Pulmonary embolism: <text:span text:style-name="T21">Yes</text:span></text:p>
        </text:list-item>
        <text:list-item>
          <text:p text:style-name="P21"><text:span text:style-name="T2">RV/LV diameter ratio: &gt;</text:span><text:span text:style-name="T3">1</text:span></text:p>
        </text:list-item>
        <text:list-item>
          <text:p text:style-name="P17">Contrast reflux into IV: <text:span text:style-name="T21">Yes</text:span></text:p>
        </text:list-item>
      </text:list>
      <text:p text:style-name="P6"><text:span text:style-name="Strong_20_Emphasis"><text:span text:style-name="T2">Laboratory Test:</text:span></text:span></text:p>
      <text:list text:style-name="L8">
        <text:list-item>
          <text:p text:style-name="P18">Troponin elevated: <text:span text:style-name="T21">Yes</text:span></text:p>
        </text:list-item>
        <text:list-item>
          <text:p text:style-name="P18">NtproBNP elevated: <text:span text:style-name="T6">Yes</text:span></text:p>
        </text:list-item>
        <text:list-item>
          <text:p text:style-name="P18">Creatinine (mg/dL): <text:span text:style-name="T5">0.</text:span><text:span text:style-name="T21">65</text:span></text:p>
        </text:list-item>
        <text:list-item>
          <text:p text:style-name="P18">CrCl (mL/min): <text:span text:style-name="T21">93</text:span></text:p>
        </text:list-item>
      </text:list>
      <text:p text:style-name="P5"/>
      <text:p text:style-name="P5"/>
      <text:p text:style-name="P5"/>
      <text:p text:style-name="P5"/>
      <text:p text:style-name="P5"/>
      <text:p text:style-name="P5"><text:soft-page-break/></text:p>
      <text:h text:style-name="P10" text:outline-level="1"><text:span text:style-name="T7">Interaction with the Virtual Asistent</text:span>: Patient Analysis </text:h>
      <text:p text:style-name="P1"/>
      <text:p text:style-name="P1"><text:span text:style-name="T9">Chatbot:</text:span><text:span text:style-name="T7"> </text:span>Hello! I am a virtual assistant specialized in <text:span text:style-name="Strong_20_Emphasis"><text:span text:style-name="T14">Pulmonary Embolism clinical management</text:span></text:span>. My purpose is to assist you by providing evidence-based recommendations, retrieving relevant guideline information, and supporting risk assessment for PE patients.</text:p>
      <text:p text:style-name="P7">To begin, please select a patient by entering a number between 1 and <text:span text:style-name="T7">20</text:span> from the available patient database.</text:p>
      <text:p text:style-name="P7"/>
      <text:p text:style-name="P1"><text:span text:style-name="T9">User:</text:span><text:span text:style-name="T7"> Patient </text:span><text:span text:style-name="T21">7</text:span></text:p>
      <text:p text:style-name="P1"/>
      <text:p text:style-name="P1"><text:span text:style-name="T8">Chatbot:</text:span><text:span text:style-name="T14"> Patient Patient </text:span><text:span text:style-name="T18">7</text:span><text:span text:style-name="T14"> loaded successfully. </text:span><text:span text:style-name="T15">Please type your query.</text:span></text:p>
      <text:p text:style-name="P1"><text:span text:style-name="T15"/></text:p>
      <text:p text:style-name="P1"><text:span text:style-name="T10">User:</text:span><text:span text:style-name="T15"> Please evaluate the patient’s status and provide a clinical recommendation for further management. </text:span></text:p>
      <text:p text:style-name="P1"><text:span text:style-name="T10">------------------------------------------ </text:span><text:span text:style-name="T11">METRICS CALCULATION ---------------------------------------<text:line-break/></text:span><text:span text:style-name="T10"><text:line-break/>Chatbot: </text:span><text:span text:style-name="T16">First I need to calculate the PESI, sPESI and Risk of Early Mortality of the patient:</text:span></text:p>
      <text:p text:style-name="P1"><text:span text:style-name="T16"/></text:p>
      <text:p text:style-name="P4"><text:span text:style-name="Strong_20_Emphasis"><text:span text:style-name="T19">Chatbot:</text:span></text:span><text:span text:style-name="T16"> Please provide a value for the missing parameter: 'Heart failure'. If you cannot provide the value, indicate 'unknown'.</text:span></text:p>
      <text:p text:style-name="P4"><text:span text:style-name="T16"><text:line-break/></text:span><text:span text:style-name="Strong_20_Emphasis"><text:span text:style-name="T19">User:</text:span></text:span><text:span text:style-name="T16"> No</text:span></text:p>
      <text:p text:style-name="P4"><text:span text:style-name="T16"/></text:p>
      <text:p text:style-name="P6"><text:span text:style-name="Strong_20_Emphasis">Chatbot:</text:span> Please provide a value for the missing parameter: 'Chronic Cardiopulmonary Disease'. If you cannot provide the value, indicate 'unknown'.<text:line-break/><text:span text:style-name="Strong_20_Emphasis">User:</text:span> No</text:p>
      <text:p text:style-name="Text_20_body"/>
      <text:p text:style-name="P4"><text:span text:style-name="Strong_20_Emphasis"><text:span text:style-name="T19">Chatbot:</text:span></text:span><text:span text:style-name="T16"> Please provide a value for the missing parameter: 'Cancer (any type)'. If you cannot provide the value, indicate 'unknown'.<text:line-break/></text:span><text:span text:style-name="Strong_20_Emphasis"><text:span text:style-name="T19">User:</text:span></text:span><text:span text:style-name="T16"> no</text:span></text:p>
      <text:p text:style-name="P4"><text:span text:style-name="T16"><text:line-break/></text:span><text:span text:style-name="Strong_20_Emphasis"><text:span text:style-name="T19">Chatbot:</text:span></text:span><text:span text:style-name="T16"> Updated 'Cancer (any type)' with value: no</text:span></text:p>
      <text:p text:style-name="P4"><text:span text:style-name="T16"/></text:p>
      <text:p text:style-name="P6"><text:soft-page-break/><text:span text:style-name="Strong_20_Emphasis">Chatbot:</text:span> Please provide a value for the missing parameter: 'Heart failure'. If you cannot provide the value, indicate 'unknown'.</text:p>
      <text:p text:style-name="P6"><text:line-break/><text:span text:style-name="Strong_20_Emphasis">User:</text:span> no</text:p>
      <text:p text:style-name="P6"><text:line-break/><text:span text:style-name="Strong_20_Emphasis">Chatbot:</text:span> Updated 'Heart failure' with value: no</text:p>
      <text:p text:style-name="P6"/>
      <text:p text:style-name="P1"><text:span text:style-name="T10">Chatbot: </text:span><text:span text:style-name="T15">Step-by-step calculation of the PESI score for the given patient:</text:span><text:span text:style-name="T16"><text:line-break/><text:line-break/>1. Age: The patient is 47 years old. Add 47 points (age in years).</text:span></text:p>
      <text:p text:style-name="Text_20_body">2. Male sex: The patient is male. Add 10 points.</text:p>
      <text:p text:style-name="Text_20_body">3. Cancer (any type): No cancer. Add 0 points.</text:p>
      <text:p text:style-name="Text_20_body">4. Chronic heart failure: No heart failure. Add 0 points.</text:p>
      <text:p text:style-name="Text_20_body">5. Chronic pulmonary disease: No COPD or chronic pulmonary disease. Add 0 points.</text:p>
      <text:p text:style-name="Text_20_body">6. Pulse rate ≥ 110 bpm: The heart rate is 153 bpm, which is ≥ 110. Add 20 points.</text:p>
      <text:p text:style-name="Text_20_body">7. Systolic blood pressure &lt; 100 mmHg: SBP is 93 mmHg, which is &lt; 100. Add 30 points.</text:p>
      <text:p text:style-name="Text_20_body">8. Respiratory rate &gt; 30 breaths per minute: Respiratory rate is 42, which is &gt; 30. Add 20 points.</text:p>
      <text:p text:style-name="Text_20_body">9. Temperature &lt; 36ºC: Temperature is 36.3ºC, which is not &lt; 36. Add 0 points.</text:p>
      <text:p text:style-name="Text_20_body">10. Altered mental status: Yes, altered mental status is present. Add 60 points.</text:p>
      <text:p text:style-name="Text_20_body">11. Arterial oxyhaemoglobin saturation &lt; 90%: Oxygen saturation is 93%, which is not &lt; 90%. Add 0 points.</text:p>
      <text:p text:style-name="Text_20_body">Now, sum all points:</text:p>
      <text:p text:style-name="Text_20_body">Total = 47 + 10 + 20 + 30 + 20 + 60 = 187 points</text:p>
      <text:p text:style-name="Text_20_body"><text:span text:style-name="T21">T</text:span>he patient is in Class V (very high 30-day mortality risk).</text:p>
      <text:p text:style-name="Text_20_body"/>
      <text:p text:style-name="P4"><text:span text:style-name="T10">Chatbot: </text:span><text:span text:style-name="T15">Step-by-step calculation of the sPESI score:<text:line-break/></text:span><text:span text:style-name="Strong_20_Emphasis"><text:span text:style-name="T15">1. Age &gt; 80 years: The patient is 47 years old, so 0 points.</text:span></text:span></text:p>
      <text:p text:style-name="P2">2. Cancer (any type): The patient has no history of cancer, so 0 points.</text:p>
      <text:p text:style-name="P2">3. Chronic heart failure: The patient has no history of heart failure, so 0 points.</text:p>
      <text:p text:style-name="P2">4. Chronic pulmonary disease: The patient has no COPD or chronic cardiopulmonary disease, so 0 points.</text:p>
      <text:p text:style-name="P2">5. Pulse rate ≥ 110 bpm: The patient’s heart rate is 153 bpm, which is ≥ 110, so 1 point.</text:p>
      <text:p text:style-name="P2">6. Systolic blood pressure &lt; 100 mmHg: The patient’s SBP is 93 mmHg, which is &lt; 100, so 1 point.</text:p>
      <text:p text:style-name="P2">7. Arterial oxyhaemoglobin saturation &lt; 90%: The patient’s oxygen saturation is 93%, which is not &lt; 90%, so 0 points.</text:p>
      <text:p text:style-name="P2"><text:soft-page-break/>Summing the points: 0 + 0 + 0 + 0 + 1 + 1 + 0 = 2 points.</text:p>
      <text:p text:style-name="P1">sPESI value: 2 (High)</text:p>
      <text:p text:style-name="P1"/>
      <text:p text:style-name="P4"><text:span text:style-name="T10">Chatbot: </text:span><text:span text:style-name="T15">Step-by-step reasoning to classify the risk of early mortality for this patient with pulmonary embolism (PE): </text:span></text:p>
      <text:p text:style-name="P4">1. Haemodynamic instability assessment:</text:p>
      <text:p text:style-name="Text_20_body">- According to the guideline, haemodynamic instability is defined as cardiac arrest, obstructive shock (SBP &lt;90 mmHg or vasopressors needed to maintain SBP &gt;90 mmHg with end-organ hypoperfusion), or persistent hypotension (SBP &lt;90 mmHg or a drop &gt;40 mmHg for &gt;15 min, not due to arrhythmia, hypovolemia, or sepsis).</text:p>
      <text:p text:style-name="Text_20_body">- Patient’s SBP is 93 mmHg, which is slightly above 90 mmHg, but the patient has hypoperfusion ("yes") and altered mental status ("yes"), which are signs of end-organ hypoperfusion.</text:p>
      <text:p text:style-name="Text_20_body">- The blood pressure is borderline low, and hypoperfusion is present, suggesting obstructive shock or at least significant haemodynamic compromise.</text:p>
      <text:p text:style-name="Text_20_body">- Given hypoperfusion and altered mental status, this meets criteria for haemodynamic instability despite SBP being just above 90 mmHg.</text:p>
      <text:p text:style-name="Text_20_body">- Therefore, haemodynamic instability: Positive (+).<text:line-break/></text:p>
      <text:p text:style-name="Text_20_body">2. Clinical parameters of PE severity and/or comorbidity:</text:p>
      <text:p text:style-name="Text_20_body">- PESI class is V (value 187), which is the highest risk class.</text:p>
      <text:p text:style-name="Text_20_body">- sPESI is 2, which is ≥1, indicating higher risk.</text:p>
      <text:p text:style-name="Text_20_body">- Therefore, clinical parameters: Positive (+).<text:line-break/></text:p>
      <text:p text:style-name="Text_20_body">3. RV dysfunction on TTE or CTPA:</text:p>
      <text:p text:style-name="Text_20_body">- Echocardiography data is not available.</text:p>
      <text:p text:style-name="Text_20_body">- CTPA shows RV/LV diameter ratio &gt;1 (positive for RV dysfunction).</text:p>
      <text:p text:style-name="Text_20_body">- Contrast reflux into the inferior vena cava is also present, which is another sign of RV dysfunction.</text:p>
      <text:p text:style-name="Text_20_body">- Therefore, RV dysfunction: Positive (+).</text:p>
      <text:p text:style-name="Text_20_body"/>
      <text:p text:style-name="Text_20_body">4. Elevated cardiac troponin levels:</text:p>
      <text:p text:style-name="Text_20_body">- Troponin elevated: yes.</text:p>
      <text:p text:style-name="Text_20_body">- NtproBNP elevated: yes (additional biomarker supporting cardiac strain).</text:p>
      <text:p text:style-name="Text_20_body">- Therefore, elevated cardiac troponin: Positive (+).</text:p>
      <text:p text:style-name="Text_20_body"/>
      <text:p text:style-name="Text_20_body"/>
      <text:p text:style-name="Text_20_body"><text:soft-page-break/>5. Classification according to the table:</text:p>
      <text:p text:style-name="Text_20_body">- Haemodynamic instability: +</text:p>
      <text:p text:style-name="Text_20_body">- Clinical parameters (PESI class III-V or sPESI ≥1): +</text:p>
      <text:p text:style-name="Text_20_body">- RV dysfunction: +</text:p>
      <text:p text:style-name="Text_20_body">- Elevated troponin: +</text:p>
      <text:p text:style-name="Text_20_body">- According to the table, if haemodynamic instability is present along with PE confirmation and RV dysfunction, the patient is classified as High risk.</text:p>
      <text:p text:style-name="Text_20_body">- The note (d) states that haemodynamic instability combined with PE confirmation and RV dysfunction is sufficient to classify as high-risk PE, regardless of PESI or biomarkers.</text:p>
      <text:p text:style-name="Text_20_body">Conclusion: The patient meets all criteria for high risk of early mortality.</text:p>
      <text:p text:style-name="Text_20_body"/>
      <text:p text:style-name="Text_20_body">Risk of Early Mortality level: High</text:p>
      <text:p text:style-name="P4"><text:span text:style-name="T15"/></text:p>
      <text:p text:style-name="P1"><text:span text:style-name="T10">---------------------------------- </text:span><text:span text:style-name="T11">RECOMMENDATION GENERATION -</text:span><text:span text:style-name="T10">-</text:span><text:span text:style-name="T11">-------------------------------</text:span></text:p>
      <text:p text:style-name="P1"><text:span text:style-name="T10">------------------------------------------------- </text:span><text:span text:style-name="T12">R</text:span><text:span text:style-name="T13">easoning Steps</text:span><text:span text:style-name="T11"> -</text:span><text:span text:style-name="T10">-</text:span><text:span text:style-name="T11">-----------------------------------------------</text:span></text:p>
      <text:p text:style-name="P1"><text:span text:style-name="T10">Chatbot: </text:span><text:span text:style-name="T15">The patient has a confirmed pulmonary embolism (PE) by CTPA, with evidence of right ventricular (RV) dysfunction (RV/LV diameter ratio &gt;1 and contrast reflux into the inferior vena cava). The patient is hemodynamically unstable, as shown by low systolic blood pressure (93 mmHg), hypoperfusion, tachycardia (153 bpm), tachypnea (42 breaths/min), altered mental status (GCS 14), and high early mortality risk (PESI class V, sPESI high). Troponin and NT-proBNP are elevated, supporting RV strain.</text:span></text:p>
      <text:p text:style-name="P2">This clinical picture corresponds to a high-risk (massive) PE with hemodynamic instability and RV dysfunction, which usually requires urgent reperfusion therapy (e.g., systemic thrombolysis) unless contraindicated.</text:p>
      <text:p text:style-name="P2">Next, I need to carefully evaluate absolute and relative contraindications for thrombolysis. Some absolute contraindications are missing: hemorrhagic stroke in the last 6 months and major surgery in the last 3 weeks. Also, some relative contraindications are missing: infective endocarditis and active peptic ulcer.</text:p>
      <text:p text:style-name="P2">Since these contraindications are crucial to decide on thrombolysis, I must request these missing data from the physician.</text:p>
      <text:p text:style-name="P2">Additionally, echocardiographic parameters are not available. Although not mandatory, echocardiography can help confirm RV dysfunction and guide management. I will recommend performing echocardiography if feasible.</text:p>
      <text:p text:style-name="P1"><text:span text:style-name="T15"/></text:p>
      <text:p text:style-name="P1"><text:span text:style-name="T10">Chatbot: </text:span><text:span text:style-name="T15">Please provide a value for the missing parameter: 'Haemorragic stroke (previous 6 months) '. If you cannot provide the value, indicate 'unknown': </text:span></text:p>
      <text:p text:style-name="P1"><text:span text:style-name="T15"/></text:p>
      <text:p text:style-name="P1"><text:soft-page-break/><text:span text:style-name="T12">User</text:span><text:span text:style-name="T10">: </text:span><text:span text:style-name="T17">No</text:span></text:p>
      <text:p text:style-name="P1"><text:span text:style-name="T17"/></text:p>
      <text:p text:style-name="P1"><text:span text:style-name="T10">Chatbot: </text:span><text:span text:style-name="T15">Please provide a value for the missing parameter: 'Major surgery (previous 3 weeks) '. If you cannot provide the value, indicate 'unknown': </text:span></text:p>
      <text:p text:style-name="P1"><text:span text:style-name="T15"/></text:p>
      <text:p text:style-name="P1"><text:span text:style-name="T12">User</text:span><text:span text:style-name="T10">: </text:span><text:span text:style-name="T17">No</text:span></text:p>
      <text:p text:style-name="P1"><text:span text:style-name="T17"/></text:p>
      <text:p text:style-name="P1"><text:span text:style-name="T10">Chatbot: </text:span><text:span text:style-name="T15">Please provide a value for the missing parameter: 'Infective endocarditis'. If you cannot provide the value, indicate 'unknown': </text:span></text:p>
      <text:p text:style-name="P1"><text:span text:style-name="T15"/></text:p>
      <text:p text:style-name="P1"><text:span text:style-name="T12">User</text:span><text:span text:style-name="T10">: </text:span><text:span text:style-name="T17">No</text:span></text:p>
      <text:p text:style-name="P1"><text:span text:style-name="T17"/></text:p>
      <text:p text:style-name="P1"><text:span text:style-name="T10">Chatbot: </text:span><text:span text:style-name="T15">Please provide a value for the missing parameter: 'Active peptic ulcer'. If you cannot provide the value, indicate 'unknown': </text:span></text:p>
      <text:p text:style-name="P1"><text:span text:style-name="T15"/></text:p>
      <text:p text:style-name="P1"><text:span text:style-name="T12">User</text:span><text:span text:style-name="T10">: </text:span><text:span text:style-name="T17">No</text:span></text:p>
      <text:p text:style-name="P1"><text:span text:style-name="T17"/></text:p>
      <text:p text:style-name="P1"><text:span text:style-name="T10">Chatbot: </text:span><text:span text:style-name="T15">The patient is a 47-year-old male with confirmed pulmonary embolism (PE) on CTPA. The imaging shows a RV/LV diameter ratio &gt;1 and contrast reflux into the inferior vena cava, indicating right ventricular dysfunction. Troponin and NT-proBNP are elevated, which are markers of myocardial injury and strain, respectively. The patient is hemodynamically unstable with hypotension (SBP 93 mmHg), tachycardia (HR 153), tachypnea (RR 42), hypoperfusion, and altered mental status (GCS 14). The PESI score is very high (Class V), and sPESI is high risk, indicating a high early mortality risk.</text:span></text:p>
      <text:p text:style-name="P2">This clinical picture corresponds to a high-risk (massive) PE with hemodynamic instability and signs of RV dysfunction and myocardial injury.</text:p>
      <text:p text:style-name="P2">Regarding contraindications for thrombolysis, the patient has no absolute or relative contraindications documented.</text:p>
      <text:p text:style-name="P2">Echocardiographic parameters are not available, but the CTPA findings and biomarkers already indicate RV dysfunction.</text:p>
      <text:p text:style-name="P2">Given the high-risk PE with hemodynamic instability and no contraindications for thrombolysis, the guidelines usually recommend urgent reperfusion therapy, typically systemic thrombolysis.</text:p>
      <text:p text:style-name="P2">However, I need to confirm the guideline recommendations for treatment of high-risk PE, including thrombolysis indications, dosing, and alternatives if thrombolysis is contraindicated or fails.</text:p>
      <text:p text:style-name="P2">Also, I want to verify if there are any specific recommendations regarding the use of echocardiography or other imaging in this scenario, and if any additional supportive measures are advised.</text:p>
      <text:p text:style-name="P2"><text:soft-page-break/>Therefore, I will retrieve guideline paragraphs on:</text:p>
      <text:p text:style-name="P2">- Treatment of high-risk (massive) PE with hemodynamic instability</text:p>
      <text:p text:style-name="P2"/>
      <text:p text:style-name="P3">Retrieval Call: query = (treatment of high-risk pulmonary embolism with hemodynamic instability), top_k = 3, top_k_rerank = 2 </text:p>
      <text:p text:style-name="P3"/>
      <text:p text:style-name="P1"><text:span text:style-name="T10">Chatbot: </text:span><text:span text:style-name="T15">The patient is a 47-year-old male with confirmed pulmonary embolism (PE) on CTPA. The imaging shows RV/LV diameter ratio &gt;1 and contrast reflux into the inferior vena cava, indicating right ventricular dysfunction. Troponin and NT-proBNP are elevated, which also supports RV strain and myocardial injury.</text:span></text:p>
      <text:p text:style-name="P2">Hemodynamically, the patient is unstable:</text:p>
      <text:p text:style-name="P2">- Systolic BP 93 mmHg (hypotension)</text:p>
      <text:p text:style-name="P2">- Hypoperfusion signs (altered mental status, Glasgow 14)</text:p>
      <text:p text:style-name="P2">- Tachycardia (HR 153)</text:p>
      <text:p text:style-name="P2">- Tachypnea (RR 42)</text:p>
      <text:p text:style-name="P2">- Oxygen saturation 93%</text:p>
      <text:p text:style-name="P2">- PESI class V and sPESI high risk, with high early mortality risk.</text:p>
      <text:p text:style-name="P2"/>
      <text:p text:style-name="P2">This clinical picture fits the definition of high-risk PE (hemodynamic instability with signs of RV failure and end-organ hypoperfusion).</text:p>
      <text:p text:style-name="P2">Absolute and relative contraindications for thrombolysis are absent.</text:p>
      <text:p text:style-name="P2">From the retrieved guidelines, for high-risk PE with hemodynamic instability, systemic thrombolysis is recommended as first-line treatment unless contraindicated. Alternatives include surgical embolectomy or catheter-directed therapy if thrombolysis is contraindicated or has failed. Anticoagulation with unfractionated heparin (UFH) should be started without delay. Hemodynamic support with vasopressors (norepinephrine/dobutamine) may be considered.</text:p>
      <text:p text:style-name="P2">Echocardiographic parameters are not available, but CTPA and biomarkers already confirm RV dysfunction and myocardial injury, sufficient for risk stratification.</text:p>
      <text:p text:style-name="P2">The patient’s creatinine and CrCl are normal, so no dose adjustment for anticoagulants is needed.</text:p>
      <text:p text:style-name="P2">Next steps:</text:p>
      <text:p text:style-name="P2">- Confirm if any additional contraindications or clinical factors are missing (none appear missing).</text:p>
      <text:p text:style-name="P2">- Consider if more information is needed about bleeding risk or other labs (none missing).</text:p>
      <text:p text:style-name="P2">- Review guidelines for thrombolytic dosing and anticoagulation specifics in high-risk PE.</text:p>
      <text:p text:style-name="P2">- Consider if any advanced therapies (ECMO) are indicated or available.</text:p>
      <text:p text:style-name="P2"><text:soft-page-break/>Since the patient is high-risk PE with no contraindications, the main focus is on urgent reperfusion therapy (thrombolysis) plus anticoagulation and supportive care.</text:p>
      <text:p text:style-name="P2">I will retrieve detailed recommendations on thrombolytic therapy dosing, anticoagulation regimen, and management of hemodynamic support in high-risk PE.</text:p>
      <text:p text:style-name="P2"/>
      <text:p text:style-name="P2">Retrieval Call: query = (thrombolytic therapy dosing and anticoagulation in high-risk pulmonary embolism), top_k = 3, top_k_rerank = 2</text:p>
      <text:p text:style-name="P1"><text:span text:style-name="T15"/></text:p>
      <text:p text:style-name="P1"><text:span text:style-name="T10">Chatbot: </text:span><text:span text:style-name="T15">The patient has a confirmed pulmonary embolism (PE) by CTPA with evidence of right ventricular (RV) dysfunction (RV/LV diameter ratio &gt;1 and contrast reflux into the inferior vena cava). The patient is hemodynamically unstable, as indicated by:</text:span></text:p>
      <text:p text:style-name="P2">- Systolic blood pressure (SBP) 93 mmHg (hypotension)</text:p>
      <text:p text:style-name="P2">- Hypoperfusion signs (altered mental status, Glasgow 14)</text:p>
      <text:p text:style-name="P2">- Tachycardia (HR 153 bpm)</text:p>
      <text:p text:style-name="P2">- Tachypnea (RR 42)</text:p>
      <text:p text:style-name="P2">- Oxygen saturation 93%</text:p>
      <text:p text:style-name="P2">- Elevated troponin and NT-proBNP, indicating myocardial injury and strain</text:p>
      <text:p text:style-name="P2"/>
      <text:p text:style-name="P2">The PESI score is very high (class V), and sPESI is high risk (2 points), consistent with high early mortality risk.</text:p>
      <text:p text:style-name="P2">This clinical picture fits the definition of high-risk (massive) PE with hemodynamic instability and RV failure.</text:p>
      <text:p text:style-name="P2">Absolute and relative contraindications for thrombolysis are absent in this patient.</text:p>
      <text:p text:style-name="P2">The guidelines recommend immediate anticoagulation with unfractionated heparin (UFH) and systemic thrombolytic therapy as first-line treatment for high-risk PE. Alternatives such as surgical embolectomy or catheter-directed therapy are reserved for patients with contraindications or failed thrombolysis.</text:p>
      <text:p text:style-name="P2">The patient’s creatinine clearance is normal (93 mL/min), so no dose adjustment for anticoagulants is needed.</text:p>
      <text:p text:style-name="P2">Echocardiographic parameters are not available, but CTPA findings and biomarkers support RV dysfunction.</text:p>
      <text:p text:style-name="P2">Given the hemodynamic instability and absence of contraindications, systemic thrombolysis is indicated.</text:p>
      <text:p text:style-name="P2">I have already retrieved relevant guideline paragraphs on treatment of high-risk PE, thrombolytic dosing, and contraindications.</text:p>
      <text:p text:style-name="P2">No missing critical clinical data remain that would change the treatment decision.</text:p>
      <text:p text:style-name="P2"><text:soft-page-break/>Echocardiography could be recommended to further assess RV function and monitor response but is not mandatory before starting treatment in this emergency.</text:p>
      <text:p text:style-name="P2">- Next step:</text:p>
      <text:p text:style-name="P2">I am ready to prepare the final recommendations for this patient’s management, including thrombolytic therapy dosing, anticoagulation, and supportive care.</text:p>
      <text:p text:style-name="P1"><text:span text:style-name="T20"/></text:p>
      <text:p text:style-name="P1"><text:span text:style-name="T10">-------------------------------------------- </text:span><text:span text:style-name="T12">F</text:span><text:span text:style-name="T13">inal Recommendations</text:span><text:span text:style-name="T12"> </text:span><text:span text:style-name="T11">-------------------------------------------</text:span></text:p>
      <text:p text:style-name="P1"><text:span text:style-name="T10">Chatbot: <text:line-break/><text:line-break/></text:span><text:span text:style-name="T17">Final Recommendations:</text:span></text:p>
      <text:p text:style-name="P1">A 47-year-old male patient with confirmed pulmonary embolism (PE) presenting with hemodynamic instability characterized by persistent hypotension (SBP 93 mmHg, DBP 46 mmHg), signs of hypoperfusion (altered mental status, Glasgow Coma Scale 14), tachycardia (HR 153 bpm), tachypnea (RR 42/min), and oxygen saturation 93%. CTPA confirms PE with RV/LV diameter ratio &gt;1 and contrast reflux into the inferior vena cava, indicating right ventricular dysfunction. Laboratory tests show elevated troponin and NT-proBNP, consistent with myocardial injury and RV strain. Renal function is preserved (CrCl 93 mL/min). PESI score is 187 (Class V), and sPESI is 2 (high risk), indicating a high early mortality risk.</text:p>
      <text:p text:style-name="P1"/>
      <text:p text:style-name="P2">- Diagnosis: </text:p>
      <text:p text:style-name="P2">Confirmed high-risk (massive) pulmonary embolism with hemodynamic instability and evidence of right ventricular dysfunction and myocardial injury.</text:p>
      <text:p text:style-name="P2"/>
      <text:p text:style-name="P2">- Recommendations:</text:p>
      <text:p text:style-name="P2">1. Immediate Anticoagulation:</text:p>
      <text:p text:style-name="P2">- Initiate unfractionated heparin (UFH) without delay, including a weight-adjusted bolus. </text:p>
      <text:p text:style-name="P2"><text:tab/>- Suggested dosing: UFH bolus of 80 units/kg IV (approximately 6,640 units for 83 kg <text:tab/>patient), <text:tab/>followed by continuous infusion at 18 units/kg/hr (approximately 1,500 <text:tab/>units/hr), adjusted <text:tab/>according to activated partial thromboplastin time (aPTT) or anti-Xa <text:tab/>levels. </text:p>
      <text:p text:style-name="P2"><text:tab/>- Rationale: UFH is preferred in high-risk PE due to rapid onset and easy reversibility if <text:tab/>bleeding occurs. (Class I, Level C)</text:p>
      <text:p text:style-name="P2">2. <text:span text:style-name="T21">S</text:span>ystemic Thrombolytic Therapy:</text:p>
      <text:p text:style-name="P2">- Given the patient’s high-risk PE with hemodynamic instability and no absolute or relative contraindications to thrombolysis, systemic thrombolysis is strongly recommended. </text:p>
      <text:p text:style-name="P2">- Preferred regimen: Recombinant tissue plasminogen activator (rtPA, alteplase) 100 mg IV over 2 hours. </text:p>
      <text:p text:style-name="P2"><text:soft-page-break/>- Alternative accelerated regimen (if extreme instability or cardiac arrest occurs): 0.6 mg/kg over 15 minutes (max 50 mg), but standard 2-hour infusion is preferred here. </text:p>
      <text:p text:style-name="P2"><text:tab/>- Rationale: Thrombolysis rapidly reduces pulmonary obstruction and RV afterload, <text:tab/>improving hemodynamics and survival in high-risk PE. (Class I, Level B) </text:p>
      <text:p text:style-name="P2"><text:tab/>- Precautions: Monitor closely for bleeding complications; ensure no contraindications are <text:tab/>present (none identified in this patient).</text:p>
      <text:p text:style-name="P2"/>
      <text:p text:style-name="P2">3. Hemodynamic Support:</text:p>
      <text:p text:style-name="P2">- Consider vasopressor support with norepinephrine to maintain adequate mean arterial pressure (MAP ≥ 65 mmHg) if hypotension persists despite volume resuscitation. Dobutamine may be added if there is evidence of RV failure with low cardiac output. </text:p>
      <text:p text:style-name="P2"><text:tab/>- Rationale: Supports systemic perfusion during acute RV failure. (Class IIa, Level C)</text:p>
      <text:p text:style-name="P2">4. Alternative Reperfusion Strategies:</text:p>
      <text:p text:style-name="P2">- If thrombolysis is contraindicated or fails (persistent hemodynamic instability and RV dysfunction after 36 hours), consider: </text:p>
      <text:p text:style-name="P2">- Surgical pulmonary embolectomy (if surgical expertise and resources are available). </text:p>
      <text:p text:style-name="P2">- Percutaneous catheter-directed treatment (if available). </text:p>
      <text:p text:style-name="P2"><text:tab/>- Rationale: These are recommended alternatives when thrombolysis is not feasible or <text:tab/>unsuccessful. (Class I for surgery, Class IIa for catheter-directed therapy, Level C)</text:p>
      <text:p text:style-name="P2">5. Monitoring and Further Diagnostics:</text:p>
      <text:p text:style-name="P2">- Continuous hemodynamic and neurological monitoring in an intensive care setting. </text:p>
      <text:p text:style-name="P2">- Echocardiography should be performed urgently if available to assess RV function and guide management, although initial imaging shows RV dysfunction on CTPA. </text:p>
      <text:p text:style-name="P2">- Serial troponin and NT-proBNP measurements may help monitor response. </text:p>
      <text:p text:style-name="P2">- Monitor coagulation parameters and bleeding signs closely during thrombolysis and UFH therapy.</text:p>
      <text:p text:style-name="P2">6. Post-Reperfusion Anticoagulation:</text:p>
      <text:p text:style-name="P2">- After hemodynamic stabilization and completion of thrombolysis, continue anticoagulation with UFH transitioning to oral anticoagulation. </text:p>
      <text:p text:style-name="P2">- Given the high-risk status and exclusion from NOAC trials, transition timing should be individualized based on clinical stability. </text:p>
      <text:p text:style-name="P2">- If using NOACs, follow approved dosing regimens: e.g., apixaban 10 mg BID for 7 days then 5 mg BID, or rivaroxaban 15 mg BID for 21 days then 20 mg daily. </text:p>
      <text:p text:style-name="P2">- Duration of anticoagulation should be at least 3 months, adjusted per risk factors.</text:p>
      <text:p text:style-name="P2"/>
      <text:p text:style-name="P2"/>
      <text:p text:style-name="P2"><text:soft-page-break/>- Summary: </text:p>
      <text:p text:style-name="P2">This patient has confirmed high-risk PE with hemodynamic instability and RV dysfunction, placing him at high risk of early mortality. Immediate initiation of weight-adjusted UFH anticoagulation combined with systemic thrombolytic therapy (rtPA 100 mg over 2 hours) is strongly recommended to rapidly restore pulmonary perfusion and improve hemodynamics. Hemodynamic support with vasopressors should be provided as needed. Close monitoring in an ICU setting is essential. If thrombolysis is contraindicated or fails, surgical embolectomy or catheter-directed therapy should be considered. After stabilization, transition to oral anticoagulation should be individualized. No absolute or relative contraindications to thrombolysis are present in this patient, supporting the safety of this approach. Prompt and aggressive management is critical to reduce mortality risk.</text:p>
      <text:p text:style-name="P1"/>
      <text:p text:style-name="P1"/>
      <text:p text:style-name="P1">###### Detected Hallucinations: ######</text:p>
      <text:p text:style-name="P4"><tex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3T13:00:43.809000000</dc:date>
    <meta:editing-duration>PT1H18M36S</meta:editing-duration>
    <meta:editing-cycles>2</meta:editing-cycles>
    <meta:generator>LibreOffice/7.6.2.1$Windows_X86_64 LibreOffice_project/56f7684011345957bbf33a7ee678afaf4d2ba333</meta:generator>
    <meta:document-statistic meta:table-count="0" meta:image-count="0" meta:object-count="0" meta:page-count="12" meta:paragraph-count="230" meta:word-count="3002" meta:character-count="20478" meta:non-whitespace-character-count="17696"/>
  </office:meta>
</office:document-meta>
</file>